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9.35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f44336" draw:marker-start-width="0.28cm" draw:marker-end-width="0.28cm" draw:fill="solid" draw:fill-color="#ffccbc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cddc39" draw:marker-start-width="0.28cm" draw:marker-end-width="0.28cm" draw:fill="solid" draw:fill-color="#f0f4c3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9e9e9e" draw:marker-start-width="0.28cm" draw:marker-end-width="0.28cm" draw:fill="solid" draw:fill-color="#eeeeee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3f51b5" draw:marker-start-width="0.28cm" draw:marker-end-width="0.28cm" draw:fill="solid" draw:fill-color="#729fcf" draw:textarea-horizontal-align="justify" draw:textarea-vertical-align="middle" draw:auto-grow-height="false" fo:min-height="0.604cm" fo:min-width="3.85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svg:stroke-width="0.05cm" svg:stroke-color="#f44336" draw:marker-start-width="0.28cm" draw:marker-end-width="0.28cm" draw:fill="solid" draw:fill-color="#ffccbc" draw:textarea-horizontal-align="justify" draw:textarea-vertical-align="middle" draw:auto-grow-height="false" fo:min-height="0.604cm" fo:min-width="3.85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3.354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 style:writing-mode="lr-tb">
        <style:tab-stops/>
      </style:paragraph-properties>
      <style:text-properties style:font-name="Ubuntu1" fo:font-size="12pt" style:letter-kerning="true" style:font-name-asian="Noto Sans CJK SC" style:font-size-asian="12pt" style:font-name-complex="Lohit Devanagari" style:font-size-complex="12pt"/>
    </style:style>
    <style:style style:name="P4" style:family="paragraph">
      <loext:graphic-properties draw:fill="solid" draw:fill-color="#ffccbc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style:font-name="Ubuntu1" fo:font-size="12pt" style:letter-kerning="true" style:font-name-asian="Noto Sans CJK SC" style:font-size-asian="12pt" style:font-name-complex="Lohit Devanagari" style:font-size-complex="12pt"/>
    </style:style>
    <style:style style:name="P6" style:family="paragraph">
      <loext:graphic-properties draw:fill="solid" draw:fill-color="#f0f4c3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eeeeee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729fcf"/>
      <style:paragraph-properties fo:text-align="center" style:writing-mode="lr-tb"/>
      <style:text-properties fo:font-size="12pt" fo:font-weight="bold" style:font-size-asian="12pt" style:font-size-complex="12pt"/>
    </style:style>
    <style:style style:name="P9" style:family="paragraph">
      <loext:graphic-properties draw:fill="solid" draw:fill-color="#ffccbc"/>
      <style:paragraph-properties fo:margin-left="0cm" fo:margin-right="0cm" fo:text-align="center" fo:text-indent="0cm" style:writing-mode="lr-tb">
        <style:tab-stops/>
      </style:paragraph-properties>
      <style:text-properties style:font-name="Ubuntu1" fo:font-size="12pt" style:letter-kerning="true" style:font-name-asian="Noto Sans CJK SC" style:font-size-asian="12pt" style:font-name-complex="Lohit Devanagari" style:font-size-complex="12pt"/>
    </style:style>
    <style:style style:name="P10" style:family="paragraph">
      <loext:graphic-properties draw:fill="solid" draw:fill-color="#dcedc8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0cm" svg:height="1cm" svg:x="2cm" svg:y="1.001cm">
          <draw:glue-point draw:id="4" svg:x="-2.75cm" svg:y="4.99cm"/>
          <draw:glue-point draw:id="5" svg:x="2.5cm" svg:y="4.99cm"/>
          <text:p text:style-name="P1"><text:span text:style-name="T1">SAP Netwe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5cm" svg:height="1cm" svg:x="12.5cm" svg:y="1cm">
          <text:p text:style-name="P1"><text:span text:style-name="T1">SAP H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5cm" svg:height="1cm" svg:x="12.5cm" svg:y="2.5cm">
          <text:p text:style-name="P1"><text:span text:style-name="T1">SAP Hana Go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5cm" svg:height="1cm" svg:x="11cm" svg:y="7cm">
          <text:p text:style-name="P3">Elixir Por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5cm" svg:height="1cm" svg:x="7cm" svg:y="8.5cm">
          <draw:glue-point draw:id="4" svg:x="1cm" svg:y="-5cm"/>
          <draw:glue-point draw:id="5" svg:x="-1cm" svg:y="-5cm" draw:escape-direction="up"/>
          <draw:glue-point draw:id="6" svg:x="-1cm" svg:y="5cm"/>
          <draw:glue-point draw:id="7" svg:x="1cm" svg:y="5cm"/>
          <text:p text:style-name="P1"><text:span text:style-name="T1">Phoenix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5cm" svg:height="1cm" svg:x="2cm" svg:y="12.55cm">
          <text:p text:style-name="P5">Sensor- und Aktuator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3" draw:id="id13" draw:layer="layout" svg:width="5cm" svg:height="1cm" svg:x="0.95cm" svg:y="9cm">
          <text:p text:style-name="P1"><text:span text:style-name="T1">PostgreSQL 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4.5cm" svg:height="1cm" svg:x="2cm" svg:y="2.5cm">
          <text:p text:style-name="P1"><text:span text:style-name="T1">sapnwrfc-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7" draw:id="id7" draw:layer="layout" svg:width="4.5cm" svg:height="1cm" svg:x="3.5cm" svg:y="7cm">
          <text:p text:style-name="P3">Elixir NIFs oder Por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" draw:id="id3" draw:layer="layout" svg:width="5cm" svg:height="1cm" svg:x="12cm" svg:y="11cm">
          <text:p text:style-name="P1"><text:span text:style-name="T1">Flutter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" draw:id="id1" draw:layer="layout" svg:width="5cm" svg:height="1cm" svg:x="2cm" svg:y="11cm">
          <text:p text:style-name="P1"><text:span text:style-name="T1">Nerves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5cm" svg:height="1cm" svg:x="12cm" svg:y="12.5cm">
          <text:p text:style-name="P3">Sprach- und Touch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svg:x1="4.5cm" svg:y1="12cm" svg:x2="4.5cm" svg:y2="12.55cm" draw:start-shape="id1" draw:start-glue-point="2" draw:end-shape="id2" draw:end-glue-point="0" svg:d="M4500 12000v550" svg:viewBox="0 0 1 551">
          <text:p/>
        </draw:connector>
        <draw:connector draw:style-name="gr9" draw:text-style-name="P11" draw:layer="layout" svg:x1="14.5cm" svg:y1="12cm" svg:x2="14.5cm" svg:y2="12.5cm" draw:start-shape="id3" draw:start-glue-point="2" draw:end-shape="id4" draw:end-glue-point="0" svg:d="M14500 12000v500" svg:viewBox="0 0 1 501">
          <text:p/>
        </draw:connector>
        <draw:connector draw:style-name="gr9" draw:text-style-name="P11" draw:layer="layout" svg:x1="10cm" svg:y1="9.5cm" svg:x2="14.5cm" svg:y2="11cm" draw:start-shape="id5" draw:start-glue-point="7" draw:end-shape="id3" draw:end-glue-point="0" svg:d="M10000 9500v751h4500v749" svg:viewBox="0 0 4501 1501">
          <text:p/>
        </draw:connector>
        <draw:connector draw:style-name="gr9" draw:text-style-name="P11" draw:layer="layout" svg:x1="9cm" svg:y1="9.5cm" svg:x2="4.5cm" svg:y2="11cm" draw:start-shape="id5" draw:start-glue-point="6" draw:end-shape="id1" draw:end-glue-point="0" svg:d="M9000 9500v751h-4500v749" svg:viewBox="0 0 4501 1501">
          <text:p/>
        </draw:connector>
        <draw:connector draw:style-name="gr10" draw:text-style-name="P11" draw:layer="layout" svg:x1="9.5cm" svg:y1="8.5cm" svg:x2="9.5cm" svg:y2="3.5cm" draw:start-shape="id5" draw:start-glue-point="0" draw:end-shape="id6" draw:end-glue-point="2" svg:d="M9500 8500v-5000" svg:viewBox="0 0 1 5001">
          <text:p/>
        </draw:connector>
        <draw:connector draw:style-name="gr10" draw:text-style-name="P11" draw:layer="layout" svg:x1="9cm" svg:y1="8.5cm" svg:x2="8cm" svg:y2="7.5cm" draw:start-shape="id5" draw:start-glue-point="5" draw:end-shape="id7" draw:end-glue-point="1" svg:d="M9000 8500v-1000h-1000" svg:viewBox="0 0 1001 1001">
          <text:p/>
        </draw:connector>
        <draw:connector draw:style-name="gr10" draw:text-style-name="P11" draw:layer="layout" svg:x1="10cm" svg:y1="8.5cm" svg:x2="11cm" svg:y2="7.5cm" draw:start-shape="id5" draw:start-glue-point="4" draw:end-shape="id8" draw:end-glue-point="3" svg:d="M10000 8500v-1000h1000" svg:viewBox="0 0 1001 1001">
          <text:p/>
        </draw:connector>
        <draw:connector draw:style-name="gr10" draw:text-style-name="P11" draw:layer="layout" svg:x1="5.75cm" svg:y1="7cm" svg:x2="4.25cm" svg:y2="3.5cm" draw:start-shape="id7" draw:start-glue-point="0" draw:end-shape="id9" draw:end-glue-point="2" svg:d="M5750 7000v-1749h-1500v-1751" svg:viewBox="0 0 1501 3501">
          <text:p/>
        </draw:connector>
        <draw:connector draw:style-name="gr10" draw:text-style-name="P11" draw:layer="layout" svg:x1="4.25cm" svg:y1="2.5cm" svg:x2="4.25cm" svg:y2="2cm" draw:start-shape="id9" draw:start-glue-point="0" draw:end-shape="id10" draw:end-glue-point="4" svg:d="M4250 2500v-500" svg:viewBox="0 0 1 501">
          <text:p/>
        </draw:connector>
        <draw:connector draw:style-name="gr10" draw:text-style-name="P11" draw:layer="layout" svg:x1="13.5cm" svg:y1="7cm" svg:x2="15cm" svg:y2="3.5cm" draw:start-shape="id8" draw:start-glue-point="0" draw:end-shape="id11" draw:end-glue-point="2" svg:d="M13500 7000v-1749h1500v-1751" svg:viewBox="0 0 1501 3501">
          <text:p/>
        </draw:connector>
        <draw:connector draw:style-name="gr10" draw:text-style-name="P11" draw:layer="layout" svg:x1="15cm" svg:y1="2.5cm" svg:x2="15cm" svg:y2="2cm" draw:start-shape="id11" draw:start-glue-point="0" draw:end-shape="id12" draw:end-glue-point="2" svg:d="M15000 2500v-500" svg:viewBox="0 0 1 501">
          <text:p/>
        </draw:connector>
        <draw:connector draw:style-name="gr10" draw:text-style-name="P11" draw:layer="layout" svg:x1="5.95cm" svg:y1="9.5cm" svg:x2="7cm" svg:y2="9cm" draw:start-shape="id13" draw:start-glue-point="1" draw:end-shape="id5" draw:end-glue-point="3" svg:d="M5950 9500h525v-500h525" svg:viewBox="0 0 1051 501">
          <text:p/>
        </draw:connector>
        <draw:custom-shape draw:style-name="gr2" draw:text-style-name="P2" xml:id="id6" draw:id="id6" draw:layer="layout" svg:width="5cm" svg:height="1cm" svg:x="7cm" svg:y="2.5cm">
          <text:p text:style-name="P1"><text:span text:style-name="T1">ABAP Web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2" draw:layer="layout" svg:x1="9.5cm" svg:y1="2cm" svg:x2="9.5cm" svg:y2="2.5cm" draw:start-shape="id10" draw:start-glue-point="5" draw:end-shape="id6" draw:end-glue-point="0" svg:d="M9500 2000v500" svg:viewBox="0 0 1 501">
          <text:p/>
        </draw:connector>
        <draw:connector draw:style-name="gr10" draw:text-style-name="P12" draw:layer="layout" svg:x1="12cm" svg:y1="1.501cm" svg:x2="12.5cm" svg:y2="1.5cm" draw:start-shape="id10" draw:start-glue-point="1" draw:end-shape="id12" draw:end-glue-point="3" svg:d="M12000 1501h251v-1h249" svg:viewBox="0 0 501 2">
          <text:p/>
        </draw:connector>
        <draw:custom-shape draw:style-name="gr11" draw:text-style-name="P10" xml:id="id14" draw:id="id14" draw:layer="layout" svg:width="4cm" svg:height="1cm" svg:x="7.5cm" svg:y="11cm">
          <text:p text:style-name="P1"><text:span text:style-name="T1">Webbrow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5" draw:id="id15" draw:layer="layout" svg:width="4cm" svg:height="1cm" svg:x="7.501cm" svg:y="12.501cm">
          <text:p text:style-name="P3">Tastatur- und Mausinterfa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2" draw:layer="layout" svg:x1="9.5cm" svg:y1="9.5cm" svg:x2="9.5cm" svg:y2="11cm" draw:start-shape="id5" draw:start-glue-point="2" draw:end-shape="id14" draw:end-glue-point="0" svg:d="M9500 9500v1500" svg:viewBox="0 0 1 1501">
          <text:p/>
        </draw:connector>
        <draw:connector draw:style-name="gr10" draw:text-style-name="P12" draw:layer="layout" svg:x1="9.5cm" svg:y1="12cm" svg:x2="9.501cm" svg:y2="12.501cm" draw:start-shape="id14" draw:start-glue-point="2" draw:end-shape="id15" draw:end-glue-point="0" svg:d="M9500 12000v251h1v250" svg:viewBox="0 0 2 502">
          <text:p/>
        </draw:connector>
        <draw:custom-shape draw:style-name="gr8" draw:text-style-name="P10" xml:id="id16" draw:id="id16" draw:layer="layout" svg:width="5cm" svg:height="1cm" svg:x="13cm" svg:y="9cm">
          <text:p text:style-name="P1"><text:span text:style-name="T1">Web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2" draw:layer="layout" svg:x1="13cm" svg:y1="9.5cm" svg:x2="12cm" svg:y2="9cm" draw:start-shape="id16" draw:start-glue-point="3" draw:end-shape="id5" draw:end-glue-point="1" svg:d="M13000 9500h-499v-500h-501" svg:viewBox="0 0 1001 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000000" draw:stroke-linejoin="round" draw:fill="solid" draw:fill-color="#c5cae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auto-grow-height="false" fo:padding-top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5T09:04:18.953412339</meta:creation-date>
    <dc:date>2022-04-06T10:11:46.896716109</dc:date>
    <meta:editing-duration>PT1H10M19S</meta:editing-duration>
    <meta:editing-cycles>16</meta:editing-cycles>
    <meta:generator>LibreOffice/7.3.2.2$Linux_X86_64 LibreOffice_project/30$Build-2</meta:generator>
    <meta:document-statistic meta:object-count="33"/>
  </office:meta>
</office:document-meta>
</file>